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59eb" officeooo:paragraph-rsid="000a59eb"/>
    </style:style>
    <style:style style:name="P2" style:family="paragraph" style:parent-style-name="Standard">
      <style:text-properties officeooo:rsid="000ba11d" officeooo:paragraph-rsid="000ba11d"/>
    </style:style>
    <style:style style:name="P3" style:family="paragraph" style:parent-style-name="Standard">
      <style:text-properties officeooo:rsid="000ba11d" officeooo:paragraph-rsid="000ce447"/>
    </style:style>
    <style:style style:name="P4" style:family="paragraph" style:parent-style-name="Standard">
      <style:text-properties officeooo:paragraph-rsid="000ba11d"/>
    </style:style>
    <style:style style:name="P5" style:family="paragraph" style:parent-style-name="Standard">
      <style:text-properties officeooo:rsid="000ce447" officeooo:paragraph-rsid="000ce447"/>
    </style:style>
    <style:style style:name="T1" style:family="text">
      <style:text-properties officeooo:rsid="000ba11d"/>
    </style:style>
    <style:style style:name="T2" style:family="text">
      <style:text-properties fo:color="#dcdcaa" style:font-name="monospace" fo:font-size="13.5pt" fo:font-weight="normal" fo:background-color="#1e1e1e" loext:char-shading-value="0"/>
    </style:style>
    <style:style style:name="T3" style:family="text">
      <style:text-properties fo:color="#dcdcaa" style:font-name="monospace" fo:font-size="13.5pt" fo:font-weight="normal" officeooo:rsid="000ba11d" fo:background-color="#1e1e1e" loext:char-shading-value="0"/>
    </style:style>
    <style:style style:name="T4" style:family="text">
      <style:text-properties officeooo:rsid="000ce4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plos colabs 17/11</text:p>
      <text:p text:style-name="P1"/>
      <text:p text:style-name="P1"/>
      <text:p text:style-name="P2">experimento .ufba</text:p>
      <text:p text:style-name="P4"><text:span text:style-name="T1"><text:s/>classe triste com reward prefered interval</text:span></text:p>
      <text:p text:style-name="P4"><text:span text:style-name="T1"><text:s/>mudei hold interval pra 03 para ter notas longas</text:span></text:p>
      <text:p text:style-name="P2"/>
      <text:p text:style-name="P3">experimento. <text:span text:style-name="T4">marketing</text:span></text:p>
      <text:p text:style-name="P5">igual .ufba .usem alteraçao de parametro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7T12:11:14.412522418</meta:creation-date>
    <dc:date>2022-11-17T18:01:51.567728186</dc:date>
    <meta:editing-duration>PT5H6S</meta:editing-duration>
    <meta:editing-cycles>1</meta:editing-cycles>
    <meta:document-statistic meta:table-count="0" meta:image-count="0" meta:object-count="0" meta:page-count="1" meta:paragraph-count="6" meta:word-count="28" meta:character-count="193" meta:non-whitespace-character-count="169"/>
    <meta:generator>LibreOffice/6.4.7.2$Linux_X86_64 LibreOffice_project/40$Build-2</meta:generator>
  </office:meta>
</office:document-meta>
</file>